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OpenS" svg:font-family="OpenS"/>
    <style:font-face style:name="Arial2" svg:font-family="Arial" style:font-family-generic="swiss"/>
    <style:font-face style:name="OpenSans1" svg:font-family="OpenSans" style:font-family-generic="swiss"/>
    <style:font-face style:name="Abyssinica SIL" svg:font-family="'Abyssinica SIL'" style:font-pitch="variable"/>
    <style:font-face style:name="Linux Biolinum G" svg:font-family="'Linux Biolinum G'" style:font-adornments="Bold" style:font-pitch="variable"/>
    <style:font-face style:name="Linux Libertine G" svg:font-family="'Linux Libertine G'" style:font-adornments="Bold" style:font-pitch="variable"/>
    <style:font-face style:name="Oswald" svg:font-family="Oswald" style:font-pitch="variable"/>
    <style:font-face style:name="Oswald Regular" svg:font-family="'Oswald Regular'" style:font-pitch="variable"/>
    <style:font-face style:name="Roboto" svg:font-family="Roboto" style:font-adornments="Bold" style:font-pitch="variable"/>
    <style:font-face style:name="Gotham Thin" svg:font-family="'Gotham Thin'" style:font-family-generic="modern" style:font-pitch="variable"/>
    <style:font-face style:name="Agency FB" svg:font-family="'Agency FB'" style:font-family-generic="roman" style:font-pitch="variable"/>
    <style:font-face style:name="AgencyFB-Bold" svg:font-family="AgencyFB-Bold" style:font-family-generic="roman" style:font-pitch="variable"/>
    <style:font-face style:name="AgencyFB-Reg" svg:font-family="AgencyFB-Reg" style:font-family-generic="roman" style:font-pitch="variable"/>
    <style:font-face style:name="ArialRoundedMTBold" svg:font-family="ArialRoundedMTBold"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alibri-Light" svg:font-family="Calibri-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OpenSans" svg:font-family="OpenSans"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Verdana" svg:font-family="Verdana" style:font-family-generic="roman" style:font-pitch="variable"/>
    <style:font-face style:name="DIN Pro Cond Light" svg:font-family="'DIN Pro Cond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Verdana1" svg:font-family="Verdan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MX" officeooo:paragraph-rsid="002247df"/>
    </style:style>
    <style:style style:name="P2" style:family="paragraph" style:parent-style-name="Standard">
      <style:text-properties officeooo:paragraph-rsid="002247df"/>
    </style:style>
    <style:style style:name="P3" style:family="paragraph" style:parent-style-name="Standard">
      <style:paragraph-properties fo:text-align="center" style:justify-single-word="false"/>
      <style:text-properties officeooo:paragraph-rsid="001f374d"/>
    </style:style>
    <style:style style:name="P4" style:family="paragraph" style:parent-style-name="Standard">
      <style:paragraph-properties fo:text-align="start" style:justify-single-word="false"/>
      <style:text-properties officeooo:rsid="002101ff" officeooo:paragraph-rsid="002101ff"/>
    </style:style>
    <style:style style:name="P5" style:family="paragraph" style:parent-style-name="Div">
      <style:text-properties officeooo:paragraph-rsid="002247df"/>
    </style:style>
    <style:style style:name="P6" style:family="paragraph" style:parent-style-name="Heading_20_1">
      <style:text-properties officeooo:paragraph-rsid="002247df"/>
    </style:style>
    <style:style style:name="P7" style:family="paragraph" style:parent-style-name="Table_20_Contents">
      <style:paragraph-properties fo:text-align="center" style:justify-single-word="false"/>
      <style:text-properties style:font-name="AgencyFB-Reg" fo:font-size="22pt" officeooo:rsid="0023e33d" officeooo:paragraph-rsid="0023e33d" style:font-size-asian="22pt"/>
    </style:style>
    <style:style style:name="P8" style:family="paragraph" style:parent-style-name="Table_20_Contents">
      <style:paragraph-properties fo:text-align="center" style:justify-single-word="false"/>
      <style:text-properties style:font-name="AgencyFB-Reg" fo:font-size="15pt" fo:font-weight="normal" officeooo:rsid="0023e33d" officeooo:paragraph-rsid="0023e33d" style:font-size-asian="15pt" style:font-weight-asian="normal" style:font-size-complex="15pt" style:font-weight-complex="normal"/>
    </style:style>
    <style:style style:name="P9" style:family="paragraph" style:parent-style-name="Table_20_Contents">
      <style:paragraph-properties fo:text-align="center" style:justify-single-word="false"/>
      <style:text-properties style:font-name="AgencyFB-Reg" fo:font-size="15pt" officeooo:rsid="0023e33d" officeooo:paragraph-rsid="0023e33d" style:font-size-asian="15pt" style:font-size-complex="15pt"/>
    </style:style>
    <style:style style:name="P10" style:family="paragraph" style:parent-style-name="Table_20_Contents">
      <style:text-properties officeooo:rsid="0028c65e" officeooo:paragraph-rsid="0028c65e"/>
    </style:style>
    <style:style style:name="P11" style:family="paragraph" style:parent-style-name="Table_20_Contents">
      <style:text-properties officeooo:rsid="002976ea" officeooo:paragraph-rsid="002976ea"/>
    </style:style>
    <style:style style:name="P12" style:family="paragraph" style:parent-style-name="Table_20_Contents">
      <style:text-properties officeooo:rsid="002c3ae8" officeooo:paragraph-rsid="002c3ae8"/>
    </style:style>
    <style:style style:name="P13" style:family="paragraph" style:parent-style-name="Table_20_Contents">
      <style:text-properties officeooo:rsid="002c6431" officeooo:paragraph-rsid="002c6431"/>
    </style:style>
    <style:style style:name="P14" style:family="paragraph" style:parent-style-name="Table_20_Contents">
      <style:text-properties fo:font-weight="bold" officeooo:rsid="0028c65e" officeooo:paragraph-rsid="0028c65e" style:font-weight-asian="bold" style:font-weight-complex="bold"/>
    </style:style>
    <style:style style:name="P15" style:family="paragraph" style:parent-style-name="Table_20_Contents">
      <style:text-properties fo:font-weight="bold" officeooo:rsid="002976ea" officeooo:paragraph-rsid="002976ea" style:font-weight-asian="bold" style:font-weight-complex="bold"/>
    </style:style>
    <style:style style:name="P16" style:family="paragraph" style:parent-style-name="Table_20_Contents">
      <style:text-properties fo:font-weight="bold" officeooo:rsid="002c3ae8" officeooo:paragraph-rsid="002c3ae8" style:font-weight-asian="bold" style:font-weight-complex="bold"/>
    </style:style>
    <style:style style:name="P17" style:family="paragraph" style:parent-style-name="Table_20_Contents">
      <style:text-properties fo:font-weight="bold" officeooo:rsid="002c6431" officeooo:paragraph-rsid="002c6431" style:font-weight-asian="bold" style:font-weight-complex="bold"/>
    </style:style>
    <style:style style:name="P18" style:family="paragraph" style:parent-style-name="Standard" style:list-style-name=""/>
    <style:style style:name="P19" style:family="paragraph" style:parent-style-name="Standard" style:list-style-name="">
      <style:text-properties officeooo:paragraph-rsid="002247df"/>
    </style:style>
    <style:style style:name="P20" style:family="paragraph" style:parent-style-name="Standard" style:list-style-name="">
      <style:text-properties officeooo:paragraph-rsid="002247df"/>
    </style:style>
    <style:style style:name="P21" style:family="paragraph" style:parent-style-name="Standard">
      <style:paragraph-properties fo:text-align="end" style:justify-single-word="false"/>
      <style:text-properties fo:color="#000000" style:font-name="OpenSans" fo:font-size="10pt" style:font-size-asian="10pt"/>
    </style:style>
    <style:style style:name="P22" style:family="paragraph" style:parent-style-name="Standard">
      <style:paragraph-properties fo:text-align="start" style:justify-single-word="false"/>
      <style:text-properties fo:color="#000000" style:font-name="Linux Biolinum G" fo:font-size="44pt" fo:font-weight="bold" officeooo:rsid="001d45b5" style:font-size-asian="44pt" style:font-weight-asian="bold" style:font-size-complex="44pt"/>
    </style:style>
    <style:style style:name="P23" style:family="paragraph" style:parent-style-name="Standard">
      <style:paragraph-properties fo:text-align="start" style:justify-single-word="false"/>
      <style:text-properties fo:color="#000000" style:font-name="Roboto" fo:font-size="37.5pt" fo:font-weight="normal" officeooo:rsid="001dd350" officeooo:paragraph-rsid="001dd350" style:font-size-asian="37.5pt" style:font-weight-asian="normal" style:font-weight-complex="normal"/>
    </style:style>
    <style:style style:name="P24" style:family="paragraph" style:parent-style-name="Standard">
      <style:paragraph-properties fo:text-align="center" style:justify-single-word="false"/>
      <style:text-properties fo:color="#000000" style:font-name="ArialRoundedMTBold" fo:font-size="22pt" fo:font-weight="bold" officeooo:rsid="001f374d" officeooo:paragraph-rsid="001f374d" style:font-size-asian="22pt" style:font-weight-asian="bold" style:font-size-complex="22pt" style:font-weight-complex="normal"/>
    </style:style>
    <style:style style:name="P25" style:family="paragraph" style:parent-style-name="Standard">
      <style:paragraph-properties fo:text-align="start" style:justify-single-word="false"/>
      <style:text-properties fo:color="#000000" style:font-name="AgencyFB-Reg" fo:font-size="22pt" style:font-size-asian="22pt"/>
    </style:style>
    <style:style style:name="P26" style:family="paragraph" style:parent-style-name="Standard">
      <style:paragraph-properties fo:text-align="start" style:justify-single-word="false"/>
      <style:text-properties fo:color="#000000" style:font-name="AgencyFB-Reg" fo:font-size="22pt" officeooo:paragraph-rsid="0023e33d" style:font-size-asian="22pt"/>
    </style:style>
    <style:style style:name="P27" style:family="paragraph" style:parent-style-name="Standard">
      <style:paragraph-properties fo:text-align="start" style:justify-single-word="false"/>
      <style:text-properties fo:color="#000000" style:font-name="AgencyFB-Reg" fo:font-size="22pt" officeooo:rsid="0023493c" officeooo:paragraph-rsid="0023493c" style:font-size-asian="22pt"/>
    </style:style>
    <style:style style:name="P28" style:family="paragraph" style:parent-style-name="Standard">
      <style:paragraph-properties fo:text-align="start" style:justify-single-word="false"/>
      <style:text-properties fo:color="#000000" style:font-name="AgencyFB-Reg" fo:font-size="11pt" style:font-size-asian="11pt"/>
    </style:style>
    <style:style style:name="P29" style:family="paragraph" style:parent-style-name="Standard">
      <style:paragraph-properties fo:text-align="start" style:justify-single-word="false"/>
      <style:text-properties fo:color="#000000" style:font-name="AgencyFB-Reg" fo:font-size="18pt" style:font-size-asian="18pt" style:font-size-complex="18pt"/>
    </style:style>
    <style:style style:name="P30" style:family="paragraph" style:parent-style-name="Standard">
      <style:paragraph-properties fo:text-align="start" style:justify-single-word="false"/>
      <style:text-properties fo:color="#000000" style:font-name="AgencyFB-Reg" fo:font-size="18pt" officeooo:rsid="002fb2c7" style:font-size-asian="18pt" style:font-size-complex="18pt"/>
    </style:style>
    <style:style style:name="P31" style:family="paragraph" style:parent-style-name="Standard">
      <style:paragraph-properties fo:text-align="start" style:justify-single-word="false"/>
      <style:text-properties fo:color="#000000" style:font-name="Oswald" fo:font-size="22pt" style:text-underline-style="solid" style:text-underline-width="auto" style:text-underline-color="font-color" officeooo:rsid="001dd350" style:font-size-asian="22pt"/>
    </style:style>
    <style:style style:name="P32" style:family="paragraph" style:parent-style-name="Standard">
      <style:paragraph-properties fo:text-align="start" style:justify-single-word="false"/>
      <style:text-properties fo:color="#000000" style:font-name="Oswald" fo:font-size="22pt" officeooo:rsid="001dd350" officeooo:paragraph-rsid="002247df" style:font-size-asian="22pt"/>
    </style:style>
    <style:style style:name="P33" style:family="paragraph" style:parent-style-name="Standard">
      <style:paragraph-properties fo:text-align="start" style:justify-single-word="false"/>
      <style:text-properties fo:color="#000000" style:font-name="Tahoma" fo:font-size="10pt" officeooo:paragraph-rsid="0023e33d" style:font-size-asian="10pt"/>
    </style:style>
    <style:style style:name="P34" style:family="paragraph" style:parent-style-name="Standard">
      <style:paragraph-properties fo:text-align="start" style:justify-single-word="false"/>
      <style:text-properties fo:color="#000000" style:font-name="AgencyFB-Bold" fo:font-size="22pt" fo:font-weight="bold" style:font-size-asian="22pt" style:font-weight-asian="bold"/>
    </style:style>
    <style:style style:name="P35" style:family="paragraph" style:parent-style-name="Standard">
      <style:paragraph-properties fo:text-align="start" style:justify-single-word="false"/>
      <style:text-properties fo:color="#000000" style:font-name="AgencyFB-Bold" fo:font-size="22pt" fo:font-weight="bold" officeooo:paragraph-rsid="0023493c" style:font-size-asian="22pt" style:font-weight-asian="bold"/>
    </style:style>
    <style:style style:name="P36" style:family="paragraph" style:parent-style-name="Standard">
      <style:paragraph-properties fo:text-align="center" style:justify-single-word="false"/>
      <style:text-properties fo:color="#000000" style:font-name="Abyssinica SIL" fo:font-size="22pt" fo:font-weight="bold" officeooo:paragraph-rsid="0023e33d" style:font-size-asian="22pt" style:font-weight-asian="bold" style:font-weight-complex="bold"/>
    </style:style>
    <style:style style:name="P37" style:family="paragraph" style:parent-style-name="Standard">
      <style:paragraph-properties fo:text-align="end" style:justify-single-word="false"/>
      <style:text-properties fo:color="#00000a" style:font-name="OpenSans" fo:font-size="10pt" style:font-size-asian="10pt"/>
    </style:style>
    <style:style style:name="P38" style:family="paragraph" style:parent-style-name="Standard">
      <style:paragraph-properties fo:text-align="end" style:justify-single-word="false"/>
      <style:text-properties fo:color="#00000a" style:font-name="OpenSans" fo:font-size="10pt" officeooo:rsid="0032ff47" officeooo:paragraph-rsid="0032ff47" style:font-size-asian="10pt"/>
    </style:style>
    <style:style style:name="P39" style:family="paragraph" style:parent-style-name="Standard" style:list-style-name="">
      <style:text-properties officeooo:rsid="001c0232" officeooo:paragraph-rsid="002247df"/>
    </style:style>
    <style:style style:name="P40" style:family="paragraph" style:parent-style-name="Standard">
      <style:paragraph-properties fo:text-align="end" style:justify-single-word="false"/>
    </style:style>
    <style:style style:name="P41" style:family="paragraph" style:parent-style-name="Standard">
      <style:paragraph-properties fo:text-align="center" style:justify-single-word="false"/>
      <style:text-properties style:font-name="Linux Biolinum G" fo:font-size="44pt" officeooo:paragraph-rsid="001d45b5" style:font-size-asian="44pt" style:font-size-complex="44pt"/>
    </style:style>
    <style:style style:name="P42" style:family="paragraph" style:parent-style-name="Standard" style:list-style-name="L2">
      <style:paragraph-properties fo:text-align="start" style:justify-single-word="false"/>
      <style:text-properties officeooo:rsid="001dd350" officeooo:paragraph-rsid="0023493c"/>
    </style:style>
    <style:style style:name="P43" style:family="paragraph" style:parent-style-name="Standard">
      <style:paragraph-properties fo:text-align="start" style:justify-single-word="false"/>
    </style:style>
    <style:style style:name="P44" style:family="paragraph" style:parent-style-name="Standard" style:list-style-name="L2">
      <style:paragraph-properties fo:text-align="start" style:justify-single-word="false"/>
      <style:text-properties officeooo:paragraph-rsid="0023493c"/>
    </style:style>
    <style:style style:name="P45" style:family="paragraph" style:parent-style-name="Standard">
      <style:text-properties officeooo:paragraph-rsid="002247df"/>
    </style:style>
    <style:style style:name="P46" style:family="paragraph" style:parent-style-name="Standard">
      <style:text-properties officeooo:paragraph-rsid="002462b2"/>
    </style:style>
    <style:style style:name="P47" style:family="paragraph" style:parent-style-name="Standard">
      <style:paragraph-properties fo:text-align="start" style:justify-single-word="false"/>
      <style:text-properties fo:font-size="18pt" officeooo:paragraph-rsid="002e5d7d" style:font-size-asian="18pt" style:font-size-complex="18pt"/>
    </style:style>
    <style:style style:name="P48" style:family="paragraph" style:parent-style-name="Standard">
      <style:paragraph-properties fo:text-align="start" style:justify-single-word="false"/>
      <style:text-properties fo:font-size="18pt" officeooo:rsid="002eba1a" officeooo:paragraph-rsid="002eba1a" style:font-size-asian="18pt" style:font-size-complex="18pt"/>
    </style:style>
    <style:style style:name="P49" style:family="paragraph" style:parent-style-name="Standard">
      <style:paragraph-properties fo:text-align="start" style:justify-single-word="false"/>
      <style:text-properties fo:font-size="18pt" officeooo:rsid="002eba1a" officeooo:paragraph-rsid="002fb2c7" style:font-size-asian="18pt" style:font-size-complex="18pt"/>
    </style:style>
    <style:style style:name="P50" style:family="paragraph" style:parent-style-name="Standard">
      <style:text-properties fo:font-size="14pt" style:text-underline-style="solid" style:text-underline-width="auto" style:text-underline-color="font-color" officeooo:paragraph-rsid="002462b2" style:font-size-asian="14pt" style:font-size-complex="14pt"/>
    </style:style>
    <style:style style:name="P51" style:family="paragraph" style:parent-style-name="Standard">
      <style:text-properties officeooo:paragraph-rsid="00282515"/>
    </style:style>
    <style:style style:name="P52" style:family="paragraph" style:parent-style-name="Standard">
      <style:text-properties officeooo:paragraph-rsid="0028c65e"/>
    </style:style>
    <style:style style:name="P53" style:family="paragraph" style:parent-style-name="Standard">
      <style:text-properties officeooo:paragraph-rsid="002976ea"/>
    </style:style>
    <style:style style:name="P54" style:family="paragraph" style:parent-style-name="Standard">
      <style:text-properties officeooo:paragraph-rsid="002c3ae8"/>
    </style:style>
    <style:style style:name="P55" style:family="paragraph" style:parent-style-name="Standard">
      <style:text-properties officeooo:paragraph-rsid="002c6431"/>
    </style:style>
    <style:style style:name="P56" style:family="paragraph" style:parent-style-name="Standard">
      <style:paragraph-properties fo:text-align="start" style:justify-single-word="false"/>
      <style:text-properties officeooo:rsid="0030f43c" officeooo:paragraph-rsid="0030f43c"/>
    </style:style>
    <style:style style:name="P57" style:family="paragraph" style:parent-style-name="Standard">
      <style:paragraph-properties fo:margin-left="0cm" fo:margin-right="0cm" fo:text-align="start" style:justify-single-word="false" fo:text-indent="0cm" style:auto-text-indent="false"/>
      <style:text-properties officeooo:rsid="001dd350" officeooo:paragraph-rsid="0023493c"/>
    </style:style>
    <style:style style:name="P58" style:family="paragraph" style:parent-style-name="Standard">
      <style:paragraph-properties fo:margin-left="0cm" fo:margin-right="0cm" fo:text-indent="0cm" style:auto-text-indent="false"/>
      <style:text-properties officeooo:paragraph-rsid="002462b2"/>
    </style:style>
    <style:style style:name="P59" style:family="paragraph" style:parent-style-name="Standard">
      <style:paragraph-properties fo:text-align="justify" style:justify-single-word="false" fo:break-before="page">
        <style:tab-stops>
          <style:tab-stop style:position="1.249cm"/>
          <style:tab-stop style:position="2.498cm"/>
          <style:tab-stop style:position="3.747cm"/>
          <style:tab-stop style:position="4.995cm"/>
          <style:tab-stop style:position="6.244cm"/>
          <style:tab-stop style:position="7.493cm"/>
        </style:tab-stops>
      </style:paragraph-properties>
      <style:text-properties officeooo:paragraph-rsid="0028c65e"/>
    </style:style>
    <style:style style:name="P60" style:family="paragraph" style:parent-style-name="Text_20_body">
      <style:text-properties style:font-name="Liberation Serif" fo:font-size="12pt" officeooo:rsid="001a788f" style:font-size-asian="12pt" style:font-size-complex="12pt"/>
    </style:style>
    <style:style style:name="P61" style:family="paragraph" style:parent-style-name="Heading_20_1">
      <style:text-properties officeooo:paragraph-rsid="002247df"/>
    </style:style>
    <style:style style:name="T1" style:family="text">
      <style:text-properties fo:language="es" fo:country="MX"/>
    </style:style>
    <style:style style:name="T2" style:family="text">
      <style:text-properties fo:language="es" fo:country="MX" officeooo:rsid="002462b2"/>
    </style:style>
    <style:style style:name="T3" style:family="text">
      <style:text-properties fo:language="es" fo:country="MX" officeooo:rsid="0028c65e"/>
    </style:style>
    <style:style style:name="T4" style:family="text">
      <style:text-properties fo:language="es" fo:country="MX" officeooo:rsid="002976ea"/>
    </style:style>
    <style:style style:name="T5" style:family="text">
      <style:text-properties fo:language="es" fo:country="MX" officeooo:rsid="002c3ae8"/>
    </style:style>
    <style:style style:name="T6" style:family="text">
      <style:text-properties fo:language="es" fo:country="MX" officeooo:rsid="002c6431"/>
    </style:style>
    <style:style style:name="T7" style:family="text">
      <style:text-properties fo:color="#000000" fo:language="es" fo:country="MX" fo:font-style="normal" officeooo:rsid="00185b6b" style:font-style-asian="normal" style:font-style-complex="normal"/>
    </style:style>
    <style:style style:name="T8" style:family="text">
      <style:text-properties fo:color="#000000" fo:language="es" fo:country="MX" fo:font-style="normal" officeooo:rsid="002462b2" style:font-style-asian="normal" style:font-style-complex="normal"/>
    </style:style>
    <style:style style:name="T9" style:family="text">
      <style:text-properties fo:color="#000000" fo:language="es" fo:country="MX" fo:font-style="normal" style:text-underline-style="none" fo:font-weight="normal" officeooo:rsid="0014a4f8" style:font-style-asian="normal" style:font-weight-asian="normal" style:font-style-complex="normal" style:font-weight-complex="normal"/>
    </style:style>
    <style:style style:name="T10" style:family="text">
      <style:text-properties fo:color="#000000" fo:language="es" fo:country="MX" fo:font-style="normal" style:text-underline-style="none" fo:font-weight="normal" officeooo:rsid="001ccd75" style:font-style-asian="normal" style:font-weight-asian="normal" style:font-style-complex="normal" style:font-weight-complex="normal"/>
    </style:style>
    <style:style style:name="T11" style:family="text">
      <style:text-properties fo:color="#000000" fo:language="es" fo:country="MX" fo:font-style="normal" fo:font-weight="normal" officeooo:rsid="0014a4f8" style:font-style-asian="normal" style:font-weight-asian="normal" style:font-style-complex="normal" style:font-weight-complex="normal"/>
    </style:style>
    <style:style style:name="T12" style:family="text">
      <style:text-properties fo:color="#000000" fo:language="es" fo:country="MX" fo:font-style="normal" fo:font-weight="normal" officeooo:rsid="00185b6b" style:font-style-asian="normal" style:font-weight-asian="normal" style:font-style-complex="normal" style:font-weight-complex="normal"/>
    </style:style>
    <style:style style:name="T13" style:family="text">
      <style:text-properties fo:color="#000000" fo:language="es" fo:country="MX" fo:font-style="normal" fo:font-weight="normal" officeooo:rsid="001791b6" style:font-style-asian="normal" style:font-weight-asian="normal" style:font-style-complex="normal" style:font-weight-complex="normal"/>
    </style:style>
    <style:style style:name="T14" style:family="text">
      <style:text-properties fo:color="#000000" fo:language="es" fo:country="MX" fo:font-style="normal" fo:font-weight="normal" officeooo:rsid="001ccd75" style:font-style-asian="normal" style:font-weight-asian="normal" style:font-style-complex="normal" style:font-weight-complex="normal"/>
    </style:style>
    <style:style style:name="T15" style:family="text">
      <style:text-properties fo:color="#000000" fo:language="es" fo:country="MX" fo:font-style="normal" fo:font-weight="normal" officeooo:rsid="00164823" style:font-style-asian="normal" style:font-weight-asian="normal" style:font-style-complex="normal" style:font-weight-complex="normal"/>
    </style:style>
    <style:style style:name="T16" style:family="text">
      <style:text-properties fo:color="#000000" style:font-name="OpenSans" fo:font-size="10pt" fo:language="es" fo:country="MX" style:font-size-asian="10pt"/>
    </style:style>
    <style:style style:name="T17" style:family="text">
      <style:text-properties fo:color="#000000" style:font-name="ArialRoundedMTBold" fo:font-size="22pt" fo:font-weight="bold" style:font-size-asian="22pt" style:font-weight-asian="bold" style:font-size-complex="22pt"/>
    </style:style>
    <style:style style:name="T18" style:family="text">
      <style:text-properties fo:color="#000000" style:font-name="ArialRoundedMTBold" fo:font-size="22pt" fo:font-weight="bold" officeooo:rsid="001f374d" style:font-size-asian="22pt" style:font-weight-asian="bold" style:font-size-complex="22pt" style:font-weight-complex="normal"/>
    </style:style>
    <style:style style:name="T19" style:family="text">
      <style:text-properties fo:color="#000000" style:font-name="ArialRoundedMTBold" fo:font-size="12pt" fo:font-weight="bold" style:font-size-asian="12pt" style:font-weight-asian="bold" style:font-size-complex="12pt"/>
    </style:style>
    <style:style style:name="T20" style:family="text">
      <style:text-properties fo:color="#000000" style:font-name="ArialRoundedMTBold" fo:font-size="12pt" fo:font-weight="bold" officeooo:rsid="001d45b5" style:font-size-asian="12pt" style:font-weight-asian="bold" style:font-size-complex="12pt"/>
    </style:style>
    <style:style style:name="T21" style:family="text">
      <style:text-properties fo:color="#000000" style:font-name="AgencyFB-Reg"/>
    </style:style>
    <style:style style:name="T22" style:family="text">
      <style:text-properties fo:color="#000000" style:font-name="AgencyFB-Reg" fo:font-size="22pt" style:font-size-asian="22pt"/>
    </style:style>
    <style:style style:name="T23" style:family="text">
      <style:text-properties fo:color="#000000" style:font-name="AgencyFB-Reg" fo:font-size="16pt" fo:language="es" fo:country="MX" fo:font-style="normal" fo:font-weight="normal" officeooo:rsid="002fb2c7" style:font-size-asian="16pt" style:font-style-asian="normal" style:font-weight-asian="normal" style:font-size-complex="16pt" style:font-style-complex="normal" style:font-weight-complex="normal"/>
    </style:style>
    <style:style style:name="T24" style:family="text">
      <style:text-properties fo:color="#000000" style:font-name="AgencyFB-Reg" fo:font-size="16pt" fo:language="es" fo:country="MX" fo:font-style="normal" fo:font-weight="normal" officeooo:rsid="002fb2c7" style:font-size-asian="14pt" style:font-style-asian="normal" style:font-weight-asian="normal" style:font-size-complex="16pt" style:font-style-complex="normal" style:font-weight-complex="normal"/>
    </style:style>
    <style:style style:name="T25" style:family="text">
      <style:text-properties fo:color="#000000" style:font-name="AgencyFB-Reg" fo:font-size="16pt" officeooo:rsid="0030f43c" style:font-size-asian="14pt" style:font-size-complex="16pt"/>
    </style:style>
    <style:style style:name="T26" style:family="text">
      <style:text-properties fo:color="#000000" style:font-name="AgencyFB-Reg" officeooo:rsid="002e5d7d"/>
    </style:style>
    <style:style style:name="T27" style:family="text">
      <style:text-properties fo:color="#000000" style:font-name="AgencyFB-Reg" officeooo:rsid="002eba1a"/>
    </style:style>
    <style:style style:name="T28" style:family="text">
      <style:text-properties fo:color="#000000" style:font-name="AgencyFB-Reg" fo:language="es" fo:country="MX" fo:font-style="normal" style:text-underline-style="none" fo:font-weight="normal" officeooo:rsid="002462b2" style:font-style-asian="normal" style:font-weight-asian="normal" style:font-style-complex="normal" style:font-weight-complex="normal"/>
    </style:style>
    <style:style style:name="T29" style:family="text">
      <style:text-properties fo:color="#000000" style:font-name="AgencyFB-Reg" fo:language="es" fo:country="MX" fo:font-style="normal" style:text-underline-style="none" fo:font-weight="normal" officeooo:rsid="002fb2c7" style:font-style-asian="normal" style:font-weight-asian="normal" style:font-style-complex="normal" style:font-weight-complex="normal"/>
    </style:style>
    <style:style style:name="T30" style:family="text">
      <style:text-properties fo:color="#000000" style:font-name="AgencyFB-Reg" fo:language="es" fo:country="MX" fo:font-style="normal" fo:font-weight="normal" officeooo:rsid="002462b2" style:font-style-asian="normal" style:font-weight-asian="normal" style:font-style-complex="normal" style:font-weight-complex="normal"/>
    </style:style>
    <style:style style:name="T31" style:family="text">
      <style:text-properties fo:color="#000000" style:font-name="AgencyFB-Reg" officeooo:rsid="002fb2c7"/>
    </style:style>
    <style:style style:name="T32" style:family="text">
      <style:text-properties fo:color="#000000" style:font-name="AgencyFB-Reg" fo:font-size="18pt" officeooo:rsid="002fb2c7" style:font-size-asian="15.75pt" style:font-size-complex="18pt"/>
    </style:style>
    <style:style style:name="T33" style:family="text">
      <style:text-properties fo:color="#000000" style:font-name="AgencyFB-Reg" fo:font-size="18pt" fo:language="es" fo:country="MX" officeooo:rsid="002fb2c7" style:font-size-asian="18pt" style:font-size-complex="18pt"/>
    </style:style>
    <style:style style:name="T34" style:family="text">
      <style:text-properties fo:color="#000000" style:font-name="AgencyFB-Reg" fo:font-size="18pt" fo:language="es" fo:country="MX" fo:font-style="normal" fo:font-weight="normal" officeooo:rsid="002fb2c7" style:font-size-asian="18pt" style:font-style-asian="normal" style:font-weight-asian="normal" style:font-size-complex="18pt" style:font-style-complex="normal" style:font-weight-complex="normal"/>
    </style:style>
    <style:style style:name="T35" style:family="text">
      <style:text-properties fo:color="#000000" fo:font-weight="bold" style:font-weight-asian="bold"/>
    </style:style>
    <style:style style:name="T36" style:family="text">
      <style:text-properties fo:color="#000000" fo:font-weight="bold" officeooo:rsid="001d45b5" style:font-weight-asian="bold"/>
    </style:style>
    <style:style style:name="T37" style:family="text">
      <style:text-properties fo:color="#000000" style:font-name="Gotham Thin" fo:font-size="37.5pt" fo:font-weight="normal" officeooo:rsid="001dd350" style:font-size-asian="37.5pt" style:font-weight-asian="normal" style:font-weight-complex="normal"/>
    </style:style>
    <style:style style:name="T38" style:family="text">
      <style:text-properties fo:color="#000000" style:font-name="Gotham Thin" fo:font-size="37.5pt" fo:font-weight="normal" officeooo:rsid="001f374d" style:font-size-asian="37.5pt" style:font-weight-asian="normal" style:font-weight-complex="normal"/>
    </style:style>
    <style:style style:name="T39" style:family="text">
      <style:text-properties fo:color="#000000" style:font-name="Gotham Thin" fo:font-size="37.5pt" fo:font-weight="normal" officeooo:rsid="002101ff" style:font-size-asian="37.5pt" style:font-weight-asian="normal" style:font-weight-complex="normal"/>
    </style:style>
    <style:style style:name="T40" style:family="text">
      <style:text-properties fo:color="#000000" style:font-name="Oswald" fo:font-size="22pt" officeooo:rsid="00224570" style:font-size-asian="22pt" style:font-size-complex="18pt"/>
    </style:style>
    <style:style style:name="T41" style:family="text">
      <style:text-properties fo:color="#000000" style:font-name="Oswald Regular" fo:font-size="13pt" style:font-size-asian="13pt" style:font-size-complex="13pt"/>
    </style:style>
    <style:style style:name="T42" style:family="text">
      <style:text-properties fo:color="#000000" style:font-name="Oswald Regular" fo:font-size="13pt" officeooo:rsid="001f374d" style:font-size-asian="13pt" style:font-size-complex="13pt"/>
    </style:style>
    <style:style style:name="T43" style:family="text">
      <style:text-properties fo:color="#000000" style:font-name="Oswald Regular" fo:font-size="13pt" officeooo:rsid="001dd350" style:font-size-asian="13pt" style:font-size-complex="13pt"/>
    </style:style>
    <style:style style:name="T44" style:family="text">
      <style:text-properties fo:color="#000000" style:font-name="Oswald Regular" fo:font-size="13pt" fo:font-weight="bold" style:font-size-asian="13pt" style:font-weight-asian="bold" style:font-size-complex="13pt" style:font-weight-complex="bold"/>
    </style:style>
    <style:style style:name="T45" style:family="text">
      <style:text-properties fo:color="#000000" style:font-name="Oswald Regular" fo:font-size="13pt" fo:font-weight="bold" officeooo:rsid="001dd350" style:font-size-asian="13pt" style:font-weight-asian="bold" style:font-size-complex="13pt" style:font-weight-complex="bold"/>
    </style:style>
    <style:style style:name="T46" style:family="text">
      <style:text-properties fo:color="#000000" style:font-name="Oswald Regular" fo:font-size="13pt" fo:font-weight="bold" officeooo:rsid="001f374d" style:font-size-asian="13pt" style:font-weight-asian="bold" style:font-size-complex="13pt" style:font-weight-complex="bold"/>
    </style:style>
    <style:style style:name="T47" style:family="text">
      <style:text-properties fo:color="#000000" style:font-name="Liberation Serif" fo:font-size="12pt" style:text-underline-style="solid" style:text-underline-width="auto" style:text-underline-color="font-color" style:font-size-asian="12pt" style:font-size-complex="12pt"/>
    </style:style>
    <style:style style:name="T48" style:family="text">
      <style:text-properties fo:color="#000000" style:font-name="Liberation Serif" fo:font-size="12pt" style:text-underline-style="solid" style:text-underline-width="auto" style:text-underline-color="font-color" officeooo:rsid="0023493c" style:font-size-asian="12pt" style:font-size-complex="12pt"/>
    </style:style>
    <style:style style:name="T49" style:family="text">
      <style:text-properties fo:color="#000000" style:font-name="Liberation Serif" fo:font-size="13pt" officeooo:rsid="001dd350" style:font-size-asian="13pt" style:font-size-complex="13pt"/>
    </style:style>
    <style:style style:name="T50" style:family="text">
      <style:text-properties fo:color="#000000" style:font-name="Liberation Serif" fo:font-size="13pt" style:text-underline-style="solid" style:text-underline-width="auto" style:text-underline-color="font-color" officeooo:rsid="001dd350" style:font-size-asian="13pt" style:font-size-complex="13pt"/>
    </style:style>
    <style:style style:name="T51" style:family="text">
      <style:text-properties fo:color="#000000" fo:font-size="18pt" fo:language="es" fo:country="MX" fo:font-style="normal" officeooo:rsid="002462b2" style:font-size-asian="18pt" style:font-style-asian="normal" style:font-size-complex="18pt" style:font-style-complex="normal"/>
    </style:style>
    <style:style style:name="T52" style:family="text">
      <style:text-properties fo:color="#000000" fo:font-size="18pt" fo:language="es" fo:country="MX" fo:font-style="normal" officeooo:rsid="002cda99" style:font-size-asian="18pt" style:font-style-asian="normal" style:font-size-complex="18pt" style:font-style-complex="normal"/>
    </style:style>
    <style:style style:name="T53" style:family="text">
      <style:text-properties fo:color="#000000" fo:font-size="18pt" fo:language="es" fo:country="MX" fo:font-style="normal" style:text-underline-style="none" officeooo:rsid="002462b2" style:font-size-asian="18pt" style:font-style-asian="normal" style:font-size-complex="18pt" style:font-style-complex="normal"/>
    </style:style>
    <style:style style:name="T54" style:family="text">
      <style:text-properties fo:color="#000000" fo:font-size="12pt" fo:language="es" fo:country="MX" fo:font-style="normal" style:text-underline-style="none" fo:font-weight="normal" officeooo:rsid="00282515" style:font-size-asian="10.5pt" style:font-style-asian="normal" style:font-weight-asian="normal" style:font-size-complex="12pt" style:font-style-complex="normal" style:font-weight-complex="normal"/>
    </style:style>
    <style:style style:name="T55" style:family="text">
      <style:text-properties fo:color="#000000" style:font-name="Agency FB" fo:font-size="18pt" fo:language="es" fo:country="MX" style:font-size-asian="18pt" style:font-size-complex="18pt"/>
    </style:style>
    <style:style style:name="T56" style:family="text">
      <style:text-properties officeooo:rsid="001a788f"/>
    </style:style>
    <style:style style:name="T57" style:family="text">
      <style:text-properties officeooo:rsid="001c0232"/>
    </style:style>
    <style:style style:name="T58" style:family="text">
      <style:text-properties fo:color="#ce181e" fo:font-weight="bold" style:font-weight-asian="bold"/>
    </style:style>
    <style:style style:name="T59" style:family="text">
      <style:text-properties fo:color="#ce181e" fo:font-weight="bold" officeooo:rsid="001d45b5" style:font-weight-asian="bold"/>
    </style:style>
    <style:style style:name="T60" style:family="text">
      <style:text-properties fo:font-size="18pt" fo:font-weight="bold" style:font-size-asian="18pt" style:font-weight-asian="bold" style:font-size-complex="18pt" style:font-weight-complex="bold"/>
    </style:style>
    <style:style style:name="T61" style:family="text">
      <style:text-properties fo:font-size="18pt" fo:font-weight="bold" officeooo:rsid="002462b2" style:font-size-asian="18pt" style:font-weight-asian="bold" style:font-size-complex="18pt" style:font-weight-complex="bold"/>
    </style:style>
    <style:style style:name="T62" style:family="text">
      <style:text-properties style:font-name="AgencyFB-Reg" fo:font-size="15pt" fo:language="es" fo:country="MX" style:font-size-asian="15pt"/>
    </style:style>
    <style:style style:name="T63" style:family="text">
      <style:text-properties fo:color="#00599d" style:font-name="Oswald" fo:font-size="18pt" officeooo:rsid="00224570" style:font-size-asian="18pt" style:font-size-complex="18pt"/>
    </style:style>
    <style:style style:name="T64" style:family="text">
      <style:text-properties fo:color="#00599d" style:font-name="Oswald" fo:font-size="18pt" officeooo:rsid="0023493c" style:font-size-asian="18pt" style:font-size-complex="18pt"/>
    </style:style>
    <style:style style:name="T65" style:family="text">
      <style:text-properties style:use-window-font-color="true"/>
    </style:style>
    <style:style style:name="T66" style:family="text">
      <style:text-properties style:use-window-font-color="true" officeooo:rsid="0023493c"/>
    </style:style>
    <style:style style:name="T67" style:family="text">
      <style:text-properties style:use-window-font-color="true" style:text-underline-style="solid" style:text-underline-width="auto" style:text-underline-color="font-color"/>
    </style:style>
    <style:style style:name="T68" style:family="text">
      <style:text-properties style:use-window-font-color="true" style:text-underline-style="solid" style:text-underline-width="auto" style:text-underline-color="font-color" officeooo:rsid="0023493c"/>
    </style:style>
    <style:style style:name="T69" style:family="text">
      <style:text-properties fo:font-size="12pt" fo:language="es" fo:country="MX" fo:font-style="normal" style:text-underline-style="none" fo:font-weight="normal" officeooo:rsid="00282515" style:font-size-asian="10.5pt" style:font-style-asian="normal" style:font-weight-asian="normal" style:font-size-complex="12pt" style:font-style-complex="normal" style:font-weight-complex="normal"/>
    </style:style>
    <style:style style:name="T70" style:family="text">
      <style:text-properties fo:font-variant="normal" fo:text-transform="none" fo:color="#000000" style:text-line-through-style="none" style:text-line-through-type="none" style:font-name="Liberation Serif" fo:font-size="12pt" fo:language="es" fo:country="MX" fo:font-style="normal" style:text-underline-style="none" fo:font-weight="normal" officeooo:rsid="001a788f" style:text-blinking="false" fo:background-color="transparent" loext:char-shading-value="0" style:font-size-asian="12pt" style:font-style-asian="normal" style:font-size-complex="12pt" style:font-style-complex="normal"/>
    </style:style>
    <style:style style:name="T7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2" style:family="text">
      <style:text-properties fo:color="#5e8ac7" fo:font-weight="bold" style:font-weight-asian="bold" style:font-weight-complex="bold"/>
    </style:style>
    <style:style style:name="T73" style:family="text">
      <style:text-properties fo:color="#5e8ac7" fo:font-weight="bold" officeooo:rsid="002c6431" style:font-weight-asian="bold" style:font-weight-complex="bold"/>
    </style:style>
    <style:style style:name="T74" style:family="text">
      <style:text-properties fo:color="#5e8ac7" fo:font-weight="bold" officeooo:rsid="002e5d7d" style:font-weight-asian="bold" style:font-weight-complex="bold"/>
    </style:style>
    <style:style style:name="T75" style:family="text">
      <style:text-properties fo:font-size="14pt" fo:language="es" fo:country="MX" officeooo:rsid="002976ea" style:font-size-asian="14pt" style:font-size-complex="14pt"/>
    </style:style>
    <style:style style:name="T76" style:family="text">
      <style:text-properties fo:font-size="14pt" fo:language="es" fo:country="MX" officeooo:rsid="0028c65e" style:font-size-asian="14pt" style:font-size-complex="14pt"/>
    </style:style>
    <style:style style:name="T77" style:family="text">
      <style:text-properties fo:font-size="14pt" fo:language="es" fo:country="MX" officeooo:rsid="002ae8d6" style:font-size-asian="14pt" style:font-size-complex="14pt"/>
    </style:style>
    <style:style style:name="T78" style:family="text">
      <style:text-properties fo:font-size="14pt" fo:language="es" fo:country="MX" style:text-underline-style="solid" style:text-underline-width="auto" style:text-underline-color="font-color" style:font-size-asian="14pt" style:font-size-complex="14pt"/>
    </style:style>
    <style:style style:name="T79" style:family="text">
      <style:text-properties fo:font-size="14pt" fo:language="es" fo:country="MX" style:text-underline-style="solid" style:text-underline-width="auto" style:text-underline-color="font-color" officeooo:rsid="002462b2" style:font-size-asian="14pt" style:font-size-complex="14pt"/>
    </style:style>
    <style:style style:name="T80" style:family="text">
      <style:text-properties fo:font-size="14pt" fo:language="es" fo:country="MX" style:text-underline-style="solid" style:text-underline-width="auto" style:text-underline-color="font-color" officeooo:rsid="00282515" style:font-size-asian="14pt" style:font-size-complex="14pt"/>
    </style:style>
    <style:style style:name="T81" style:family="text">
      <style:text-properties fo:font-size="14pt" fo:language="es" fo:country="MX" style:text-underline-style="solid" style:text-underline-width="auto" style:text-underline-color="font-color" officeooo:rsid="002c6431" style:font-size-asian="14pt" style:font-size-complex="14pt"/>
    </style:style>
    <style:style style:name="T82" style:family="text">
      <style:text-properties fo:font-size="14pt" fo:language="es" fo:country="MX" style:text-underline-style="solid" style:text-underline-width="auto" style:text-underline-color="font-color" officeooo:rsid="002e5d7d" style:font-size-asian="14pt" style:font-size-complex="14pt"/>
    </style:style>
    <style:style style:name="T83" style:family="text">
      <style:text-properties fo:font-size="14pt" fo:language="es" fo:country="MX" style:text-underline-style="solid" style:text-underline-width="auto" style:text-underline-color="font-color" officeooo:rsid="002eba1a" style:font-size-asian="14pt" style:font-size-complex="14pt"/>
    </style:style>
    <style:style style:name="T84" style:family="text">
      <style:text-properties fo:font-size="14pt" fo:language="es" fo:country="MX" fo:font-style="italic" style:text-underline-style="solid" style:text-underline-width="auto" style:text-underline-color="font-color" officeooo:rsid="00282515" style:font-size-asian="14pt" style:font-style-asian="italic" style:font-size-complex="14pt" style:font-style-complex="italic"/>
    </style:style>
    <style:style style:name="T85" style:family="text">
      <style:text-properties fo:font-size="14pt" fo:language="es" fo:country="MX" fo:font-style="italic" style:text-underline-style="solid" style:text-underline-width="auto" style:text-underline-color="font-color" officeooo:rsid="002eba1a" style:font-size-asian="14pt" style:font-style-asian="italic" style:font-size-complex="14pt" style:font-style-complex="italic"/>
    </style:style>
    <style:style style:name="T86" style:family="text">
      <style:text-properties fo:font-size="14pt" fo:language="es" fo:country="MX" officeooo:rsid="0028c65e" style:font-size-asian="12.25pt" style:font-size-complex="14pt"/>
    </style:style>
    <style:style style:name="T87" style:family="text">
      <style:text-properties fo:font-size="14pt" fo:language="es" fo:country="MX" officeooo:rsid="002ae8d6" style:font-size-asian="12.25pt" style:font-size-complex="14pt"/>
    </style:style>
    <style:style style:name="T88" style:family="text">
      <style:text-properties officeooo:rsid="002ae8d6"/>
    </style:style>
    <style:style style:name="T89" style:family="text">
      <style:text-properties fo:font-size="16pt" officeooo:rsid="0030f43c" style:font-size-asian="14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236cm" fo:text-indent="-0.635cm" fo:margin-left="11.2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871cm" fo:text-indent="-0.635cm" fo:margin-left="11.8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06cm" fo:text-indent="-0.635cm" fo:margin-left="12.5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141cm" fo:text-indent="-0.635cm" fo:margin-left="13.1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776cm" fo:text-indent="-0.635cm" fo:margin-left="13.7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11cm" fo:text-indent="-0.635cm" fo:margin-left="14.41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Intense_20_Emphasis"><text:span text:style-name="T1"/></text:span></text:h>
      <text:p text:style-name="P40"><text:span text:style-name="Intense_20_Emphasis"><text:span text:style-name="T16"><text:tab/><text:tab/><text:tab/><text:tab/><text:tab/><text:tab/><text:tab/>Universidad Nacional de Río Cuarto</text:span></text:span></text:p>
      <text:p text:style-name="P21"><text:tab/><text:tab/><text:tab/><text:tab/><text:tab/>Facultad de Ciencias Exactas, Fco.-Qcas. y Naturales</text:p>
      <text:p text:style-name="P21"><text:tab/><text:tab/><text:tab/><text:tab/><text:tab/><text:tab/><text:tab/>Departamento de Computación</text:p>
      <text:p text:style-name="P37"><text:tab/><text:tab/><text:tab/><text:tab/><text:tab/><text:tab/><text:tab/>Análisis y Diseño de Sistemas (3303)</text:p>
      <text:p text:style-name="P38">Año 2019</text:p>
      <text:p text:style-name="P22"/>
      <text:p text:style-name="P41"><text:span text:style-name="T59">S</text:span><text:span text:style-name="T35">o</text:span><text:span text:style-name="T36">f</text:span><text:span text:style-name="T35">tware </text:span></text:p>
      <text:p text:style-name="P41"><text:span text:style-name="T35"><text:tab/><text:tab/><text:tab/><text:tab/> <text:s text:c="4"/></text:span><text:span text:style-name="T58">R</text:span><text:span text:style-name="T35">equirements </text:span></text:p>
      <text:p text:style-name="P41"><text:span text:style-name="T35"><text:tab/><text:tab/><text:tab/><text:tab/> <text:s text:c="4"/></text:span><text:span text:style-name="T58">S</text:span><text:span text:style-name="T35">pecification</text:span></text:p>
      <text:p text:style-name="P23"/>
      <text:p text:style-name="P24"/>
      <text:p text:style-name="P24"/>
      <text:p text:style-name="P3"><text:span text:style-name="T18"><text:s text:c="2"/>2019</text:span><text:span text:style-name="T38">|</text:span><text:span text:style-name="T37">P</text:span><text:span text:style-name="T39">REGUNTADOS</text:span><text:span text:style-name="T38">|</text:span><text:span text:style-name="T17">Versión</text:span><text:span text:style-name="T19"> 1.</text:span><text:span text:style-name="T20">0</text:span></text:p>
      <text:p text:style-name="P31"/>
      <text:p text:style-name="P32"><text:tab/><text:tab/><text:tab/><text:tab/><text:tab/><text:tab/></text:p>
      <text:p text:style-name="P57"><text:span text:style-name="T40"><text:s text:c="2"/><text:tab/><text:tab/><text:tab/><text:tab/><text:tab/></text:span><text:span text:style-name="T63">TEAM</text:span><text:span text:style-name="T64">WORK</text:span></text:p>
      <text:list xml:id="list1959545598" text:style-name="L2">
        <text:list-header>
          <text:p text:style-name="P42"><text:span text:style-name="T64"><text:tab/></text:span><text:span text:style-name="T44">Alvarez, Yanina</text:span><text:span text:style-name="T41"> – </text:span><text:span text:style-name="T47">yanialva2009@hotmail.co</text:span><text:span text:style-name="T48">m</text:span></text:p>
          <text:p text:style-name="P42"/>
          <text:p text:style-name="P42"><text:span text:style-name="T41"><text:tab/></text:span><text:span text:style-name="T44">Barrios, Alejandro</text:span><text:span text:style-name="T41"> – </text:span><text:a xlink:type="simple" xlink:href="mailto:barriosalejandro792@gmail.com" text:style-name="Internet_20_link" text:visited-style-name="Visited_20_Internet_20_Link"><text:span text:style-name="T65">barriosale</text:span></text:a><text:a xlink:type="simple" xlink:href="mailto:barriosalejandro792@gmail.com" text:style-name="Internet_20_link" text:visited-style-name="Visited_20_Internet_20_Link"><text:span text:style-name="T66">jandro792</text:span></text:a><text:a xlink:type="simple" xlink:href="mailto:barriosalejandro792@gmail.com" text:style-name="Internet_20_link" text:visited-style-name="Visited_20_Internet_20_Link"><text:span text:style-name="T65">@</text:span></text:a><text:a xlink:type="simple" xlink:href="mailto:barriosalejandro792@gmail.com" text:style-name="Internet_20_link" text:visited-style-name="Visited_20_Internet_20_Link"><text:span text:style-name="T67">gmai</text:span></text:a><text:a xlink:type="simple" xlink:href="mailto:barriosalejandro792@gmail.com" text:style-name="Internet_20_link" text:visited-style-name="Visited_20_Internet_20_Link"><text:span text:style-name="T68">l</text:span></text:a><text:a xlink:type="simple" xlink:href="mailto:barriosalejandro792@gmail.com" text:style-name="Internet_20_link" text:visited-style-name="Visited_20_Internet_20_Link"><text:span text:style-name="T67">.</text:span></text:a><text:a xlink:type="simple" xlink:href="mailto:barriosalejandro792@gmail.com" text:style-name="Internet_20_link" text:visited-style-name="Visited_20_Internet_20_Link"><text:span text:style-name="T68">com</text:span></text:a></text:p>
          <text:list>
            <text:list-item>
              <text:list>
                <text:list-header>
                  <text:p text:style-name="P44"><text:span text:style-name="T43"/></text:p>
                  <text:p text:style-name="P44"><text:span text:style-name="T45">Gaspero, Ma</text:span><text:span text:style-name="T46">x</text:span><text:span text:style-name="T45">imiliano </text:span><text:span text:style-name="T43">- </text:span><text:span text:style-name="T50">maxigaspero@gmail.com</text:span></text:p>
                </text:list-header>
              </text:list>
            </text:list-item>
          </text:list>
        </text:list-header>
      </text:list>
      <text:p text:style-name="P27"/>
      <text:p text:style-name="P4"/>
      <text:p text:style-name="P26"><text:soft-page-break/></text:p>
      <text:p text:style-name="P36">Registro de Cambios</text:p>
      <text:p text:style-name="P36"/>
      <table:table table:name="Tabla1" table:style-name="Tabla1">
        <table:table-column table:style-name="Tabla1.A" table:number-columns-repeated="3"/>
        <table:table-row>
          <table:table-cell table:style-name="Tabla1.A1" office:value-type="string">
            <text:p text:style-name="P7">Versión</text:p>
          </table:table-cell>
          <table:table-cell table:style-name="Tabla1.A1" office:value-type="string">
            <text:p text:style-name="P7">Propósito</text:p>
          </table:table-cell>
          <table:table-cell table:style-name="Tabla1.C1" office:value-type="string">
            <text:p text:style-name="P7">Fecha</text:p>
          </table:table-cell>
        </table:table-row>
        <table:table-row>
          <table:table-cell table:style-name="Tabla1.A2" office:value-type="string">
            <text:p text:style-name="P8">1.0</text:p>
          </table:table-cell>
          <table:table-cell table:style-name="Tabla1.A2" office:value-type="string">
            <text:p text:style-name="P9">Carga del descripción del problema.</text:p>
            <text:p text:style-name="P9">Carga de requerimientos funcionales.</text:p>
          </table:table-cell>
          <table:table-cell table:style-name="Tabla1.C2" office:value-type="string">
            <text:p text:style-name="P9">23/4/19</text:p>
          </table:table-cell>
        </table:table-row>
      </table:table>
      <text:p text:style-name="P26"/>
      <text:p text:style-name="P26"/>
      <text:p text:style-name="P33"/>
      <text:p text:style-name="P25"/>
      <text:p text:style-name="P25"/>
      <text:p text:style-name="P25"/>
      <text:p text:style-name="P25"/>
      <text:p text:style-name="P25"/>
      <text:p text:style-name="P25"/>
      <text:p text:style-name="P25"/>
      <text:p text:style-name="P28"/>
      <text:p text:style-name="P28"/>
      <text:p text:style-name="P28"/>
      <text:p text:style-name="P28"/>
      <text:p text:style-name="P28"/>
      <text:p text:style-name="P28"/>
      <text:p text:style-name="P28"/>
      <text:p text:style-name="P28"/>
      <text:p text:style-name="P34"/>
      <text:p text:style-name="P34"/>
      <text:p text:style-name="P34"/>
      <text:p text:style-name="P34"/>
      <text:p text:style-name="P34"/>
      <text:p text:style-name="P34"/>
      <text:p text:style-name="P35"><text:soft-page-break/>Tabla de Contenidos</text:p>
      <text:p text:style-name="P35"/>
      <text:p text:style-name="P29">1. Introducción……………………………………………….4</text:p>
      <text:p text:style-name="P47"><text:span text:style-name="T26"><text:tab/>1.</text:span><text:span text:style-name="T27">1</text:span><text:span text:style-name="T26"> Contexto…………………………………………….</text:span><text:span text:style-name="T27">4</text:span></text:p>
      <text:p text:style-name="P48"><text:span text:style-name="T21"><text:tab/>1.2 Narrativa…………………………………………….4</text:span></text:p>
      <text:p text:style-name="P48"><text:span text:style-name="T21"><text:tab/>1.3 Propósito…………………………………………….4</text:span></text:p>
      <text:p text:style-name="P49"><text:span text:style-name="T21">2.</text:span><text:span text:style-name="Intense_20_Emphasis"><text:span text:style-name="T30">Identificación de las personas </text:span></text:span><text:span text:style-name="Intense_20_Emphasis"><text:span text:style-name="T28">involucradas……….</text:span></text:span><text:span text:style-name="Intense_20_Emphasis"><text:span text:style-name="T29">5</text:span></text:span></text:p>
      <text:p text:style-name="P48"><text:span text:style-name="T21"><text:tab/></text:span><text:span text:style-name="T31">2.1 Creación y Mantenimiento del sistema……..5</text:span></text:p>
      <text:p text:style-name="P48"><text:span text:style-name="T31"><text:tab/>2.2 Administradores del sistema…………………..5</text:span></text:p>
      <text:p text:style-name="P43"><text:span text:style-name="T22"><text:tab/></text:span><text:span text:style-name="T32">2.3 Usuarios……………………………………………..5</text:span></text:p>
      <text:p text:style-name="P56"><text:span text:style-name="T22">3.</text:span><text:span text:style-name="Intense_20_Emphasis"><text:span text:style-name="T34">Requerimientos</text:span></text:span><text:span text:style-name="Intense_20_Emphasis"><text:span text:style-name="T33"> </text:span></text:span><text:span text:style-name="Intense_20_Emphasis"><text:span text:style-name="T24">Específicos………………………………</text:span></text:span><text:span text:style-name="Intense_20_Emphasis"><text:span text:style-name="T23">....6</text:span></text:span></text:p>
      <text:p text:style-name="P30"><text:span text:style-name="T89"><text:tab/>3.1 Requerimientos Funcionales…………………………...6</text:span></text:p>
      <text:p text:style-name="P30"><text:span text:style-name="T89"><text:tab/><text:tab/>3.1.1 Creación de un usuario………………………….6</text:span></text:p>
      <text:p text:style-name="P43"><text:span text:style-name="T22"><text:tab/><text:tab/></text:span><text:span text:style-name="T25">3.1.2 Carga de preguntas……………………………...6</text:span></text:p>
      <text:p text:style-name="P43"><text:span text:style-name="T25"><text:tab/><text:tab/>3.1.3 Modificación de preguntas……………………..6<text:tab/></text:span></text:p>
      <text:p text:style-name="P43"><text:span text:style-name="T25"><text:tab/><text:tab/>3.1.4 Eliminación de preguntas……………………....6</text:span></text:p>
      <text:p text:style-name="P43"><text:span text:style-name="T25"><text:tab/><text:tab/>3.1.5 Carga de respuestas……………………………..6</text:span></text:p>
      <text:p text:style-name="P43"><text:span text:style-name="T25"><text:tab/><text:tab/>3.1.6 Modificación de respuestas…………………….6</text:span></text:p>
      <text:p text:style-name="P43"><text:span text:style-name="T22"><text:tab/><text:tab/></text:span></text:p>
      <text:p text:style-name="P43"><text:span text:style-name="T22"/></text:p>
      <text:p text:style-name="P43"><text:span text:style-name="T22"/></text:p>
      <text:p text:style-name="P43"><text:span text:style-name="T22"/></text:p>
      <text:p text:style-name="P43"><text:span text:style-name="T22"/></text:p>
      <text:p text:style-name="P43"><text:span text:style-name="T22"/></text:p>
      <text:p text:style-name="P43"><text:span text:style-name="T22"/></text:p>
      <text:p text:style-name="P43"><text:span text:style-name="T22"/></text:p>
      <text:p text:style-name="P43"><text:span text:style-name="T22"/></text:p>
      <text:p text:style-name="P43"><text:span text:style-name="T22"/></text:p>
      <text:p text:style-name="P43"><text:span text:style-name="T22"/></text:p>
      <text:p text:style-name="P43"><text:span text:style-name="T22"/></text:p>
      <text:p text:style-name="P43"><text:span text:style-name="Intense_20_Emphasis"><text:span text:style-name="T62"/></text:span></text:p>
      <text:h text:style-name="P19" text:outline-level="1"><text:soft-page-break/><text:span text:style-name="T61">1 </text:span><text:span text:style-name="T60">Introducción</text:span></text:h>
      <text:p text:style-name="P1"/>
      <text:p text:style-name="P2"><text:span text:style-name="Intense_20_Emphasis"><text:span text:style-name="T81">1.</text:span></text:span><text:span text:style-name="Intense_20_Emphasis"><text:span text:style-name="T82">1</text:span></text:span><text:span text:style-name="Intense_20_Emphasis"><text:span text:style-name="T81"> </text:span></text:span><text:span text:style-name="Intense_20_Emphasis"><text:span text:style-name="T78">Contexto</text:span></text:span></text:p>
      <text:p text:style-name="P2"><text:span text:style-name="Intense_20_Emphasis"><text:span text:style-name="T1"><text:tab/></text:span></text:span><text:span text:style-name="Intense_20_Emphasis"><text:span text:style-name="T11">En el </text:span></text:span><text:span text:style-name="Intense_20_Emphasis"><text:span text:style-name="T12">ámbito</text:span></text:span><text:span text:style-name="Intense_20_Emphasis"><text:span text:style-name="T11"> </text:span></text:span><text:span text:style-name="Intense_20_Emphasis"><text:span text:style-name="T12">académico</text:span></text:span><text:span text:style-name="Intense_20_Emphasis"><text:span text:style-name="T11"> de la Universidad Nacional De Rio Cuarto, </text:span></text:span><text:span text:style-name="Intense_20_Emphasis"><text:span text:style-name="T13">dentro del marco de </text:span></text:span><text:span text:style-name="Intense_20_Emphasis"><text:span text:style-name="T11"><text:s/></text:span></text:span><text:span text:style-name="Intense_20_Emphasis"><text:span text:style-name="T13">la materia </text:span></text:span><text:span text:style-name="Intense_20_Emphasis"><text:span text:style-name="T14">Análisis</text:span></text:span><text:span text:style-name="Intense_20_Emphasis"><text:span text:style-name="T13"> y Diseño de Sistemas, </text:span></text:span><text:span text:style-name="Intense_20_Emphasis"><text:span text:style-name="T11">se desarrollara un s</text:span></text:span><text:span text:style-name="Intense_20_Emphasis"><text:span text:style-name="T13">oftware </text:span></text:span><text:span text:style-name="Intense_20_Emphasis"><text:span text:style-name="T11">en base a </text:span></text:span><text:span text:style-name="Intense_20_Emphasis"><text:span text:style-name="T13">la </text:span></text:span><text:span text:style-name="Intense_20_Emphasis"><text:span text:style-name="T11">problemática</text:span></text:span><text:span text:style-name="Intense_20_Emphasis"><text:span text:style-name="T15"> actual que presenta</text:span></text:span><text:span text:style-name="Intense_20_Emphasis"><text:span text:style-name="T13">ron</text:span></text:span><text:span text:style-name="Intense_20_Emphasis"><text:span text:style-name="T15"> los</text:span></text:span><text:span text:style-name="Intense_20_Emphasis"><text:span text:style-name="T11"> docentes de las </text:span></text:span><text:span text:style-name="Intense_20_Emphasis"><text:span text:style-name="T15">materia (—) <text:s/>de </text:span></text:span><text:span text:style-name="Intense_20_Emphasis"><text:span text:style-name="T11">la Facultad de </text:span></text:span><text:span text:style-name="Intense_20_Emphasis"><text:span text:style-name="T9">Agr</text:span></text:span><text:span text:style-name="Intense_20_Emphasis"><text:span text:style-name="T10">o</text:span></text:span><text:span text:style-name="Intense_20_Emphasis"><text:span text:style-name="T9">nom</text:span></text:span><text:span text:style-name="Intense_20_Emphasis"><text:span text:style-name="T10">í</text:span></text:span><text:span text:style-name="Intense_20_Emphasis"><text:span text:style-name="T9">a </text:span></text:span><text:span text:style-name="Intense_20_Emphasis"><text:span text:style-name="T11">y Veterinaria. </text:span></text:span><text:span text:style-name="Intense_20_Emphasis"><text:span text:style-name="T14">Según</text:span></text:span><text:span text:style-name="Intense_20_Emphasis"><text:span text:style-name="T13"> observaciones realizadas por los docentes, </text:span></text:span><text:span text:style-name="Intense_20_Emphasis"><text:span text:style-name="T12">sus alumnos a menudo fallan a la hora de aplicar los conocimientos adquiridos con </text:span></text:span><text:span text:style-name="Intense_20_Emphasis"><text:span text:style-name="T14">anterioridad.</text:span></text:span></text:p>
      <text:p text:style-name="P2"><text:span text:style-name="Intense_20_Emphasis"><text:span text:style-name="T7"/></text:span></text:p>
      <text:p text:style-name="P46"><text:span text:style-name="Intense_20_Emphasis"><text:span text:style-name="T81">1.</text:span></text:span><text:span text:style-name="Intense_20_Emphasis"><text:span text:style-name="T82">2</text:span></text:span><text:span text:style-name="Intense_20_Emphasis"><text:span text:style-name="T81"> </text:span></text:span><text:span text:style-name="Intense_20_Emphasis"><text:span text:style-name="T79">Narrativa</text:span></text:span></text:p>
      <text:p text:style-name="P58"><text:span text:style-name="Intense_20_Emphasis"><text:span text:style-name="T8"><text:tab/></text:span></text:span><text:bookmark text:name="docs-internal-guid-4c11ff37-7fff-b5fe-78c8-916069953c03"/><text:span text:style-name="Intense_20_Emphasis"><text:span text:style-name="T70">En la facultad de Agronomía y Veterinaria, más precisamente en la materia de clínica animal (--), se desea desarrollar un sistema para evaluar de forma lúdica a los alumnos cursantes (desde 1ero a 6to año) y a personas ya egresadas en la carrera de Medicina Veterinaria. Se desea realizar una aplicación para Android/ iOS . Se permitirá crear una cuenta como usuario a cualquier persona sin la necesidad de ser dado de alta por algún administrador. Para ello, se necesitara registrar nombre, apellido , cursante y no cursante y en caso de ser cursante, el año máximo de cursado.</text:span></text:span></text:p>
      <text:p text:style-name="P60"/>
      <text:p text:style-name="Standard">El juego consistirá en seis áreas de interés, éstas pueden ser fármacos, anatomía, parasitologia, etc. (Faltan áreas). Cada área tendrá 110 preguntas que surgirán aleatoria-mente en los diferentes niveles en los que este, es decir, no se repetirán las preguntas dentro de la misma partida. Habrá 10 niveles de dificultad por área, la cual dependerá de la cantidad de preguntas, y no de la complejidad. Nivel 1, dos preguntas, nivel 2, cuatro preguntas y así respectivamente al nivel 10 con 20. Las preguntas serán breves y concisas y se deberá elegir entre cuatro opciones y tendrá la opción de no contestar (OPCIONAL: una vez mostrada la pregunta, se podría dar dos opciones: la de contestar, donde mostrara las respuestas y la de pasar). Una de ellas será la correcta y se marcará si lo es o, en caso contrario, dirá que no lo fue pero no marcará cual lo es.</text:p>
      <text:p text:style-name="Standard"><text:span text:style-name="T71">Cada jugador, tendrá la posibilidad de modificar el tiempo de respuesta dentro de la configuración (OPCIONAL: se debe guardar) y podría dejar un comentario sobre la pregunta que le tocó.</text:span></text:p>
      <text:p text:style-name="Standard"/>
      <text:p text:style-name="Standard">Se llevará un sistema de puntuación y de niveles alcanzados, que permitirán jugar cuantas veces quieran. Los administradores del software tendrán la posibilidad de ver estos resultados y obtener estadísticos sobre cada jugador y sobre el conjunto de jugadores en su totalidad. Ésto permitirá saber cuántos responden bien y cuántos no, diferenciando por usuarios de ciclo básico y de ciclo especializado. A su vez, estos administradores podrán modificar, agregar y eliminar las preguntas.</text:p>
      <text:p text:style-name="Standard"/>
      <text:p text:style-name="Standard">Opción de juego en modo batalla.</text:p>
      <text:p text:style-name="P46"><text:span text:style-name="Intense_20_Emphasis"><text:span text:style-name="T8"/></text:span></text:p>
      <text:p text:style-name="P50"><text:span text:style-name="T73">1.</text:span><text:span text:style-name="T74">3</text:span><text:span text:style-name="T73"> </text:span><text:span text:style-name="T72">Propósito</text:span></text:p>
      <text:h text:style-name="P19" text:outline-level="3"><text:tab/><text:span text:style-name="T56">Para solucionar esta problemática, se realizara un sistema que tiene como objetivo permitirle <text:s/>a los estudiantes reafirmar sus conocimientos de manera dinámica y lúdica.</text:span></text:h>
      <text:h text:style-name="P39" text:outline-level="3"/>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p text:style-name="P46"><text:soft-page-break/><text:span text:style-name="Intense_20_Emphasis"><text:span text:style-name="T52">2</text:span></text:span><text:span text:style-name="Intense_20_Emphasis"><text:span text:style-name="T51"> Identificación de las personas </text:span></text:span><text:span text:style-name="Intense_20_Emphasis"><text:span text:style-name="T53">involucradas</text:span></text:span></text:p>
      <text:p text:style-name="P46"><text:span text:style-name="Intense_20_Emphasis"><text:span text:style-name="T2"/></text:span></text:p>
      <text:p text:style-name="P51"><text:span text:style-name="Intense_20_Emphasis"><text:span text:style-name="T85">2.1 </text:span></text:span><text:span text:style-name="Intense_20_Emphasis"><text:span text:style-name="T84">Creación y mantenimiento del sistema</text:span></text:span></text:p>
      <text:p text:style-name="P51"><text:span text:style-name="Intense_20_Emphasis"><text:span text:style-name="T69"><text:tab/></text:span></text:span><text:span text:style-name="Intense_20_Emphasis"><text:span text:style-name="T54">Alumnos: Alvarez,Yanina</text:span></text:span></text:p>
      <text:p text:style-name="P51"><text:span text:style-name="Intense_20_Emphasis"><text:span text:style-name="T54"><text:tab/><text:tab/> <text:s text:c="3"/>Barrios, Alejandro</text:span></text:span></text:p>
      <text:p text:style-name="P51"><text:span text:style-name="Intense_20_Emphasis"><text:span text:style-name="T54"><text:tab/><text:tab/> <text:s text:c="3"/>Gaspero, Maximiliano</text:span></text:span></text:p>
      <text:p text:style-name="P51"><text:span text:style-name="Intense_20_Emphasis"><text:span text:style-name="T69"/></text:span></text:p>
      <text:p text:style-name="P2"><text:span text:style-name="Intense_20_Emphasis"><text:span text:style-name="T83">2.2 </text:span></text:span><text:span text:style-name="Intense_20_Emphasis"><text:span text:style-name="T78">Administrador</text:span></text:span><text:span text:style-name="Intense_20_Emphasis"><text:span text:style-name="T80">es</text:span></text:span><text:span text:style-name="Intense_20_Emphasis"><text:span text:style-name="T78"> del sistema</text:span></text:span></text:p>
      <text:p text:style-name="P2"><text:tab/><text:span text:style-name="T57">Docentes de la materia clínica.</text:span></text:p>
      <text:p text:style-name="P51"><text:span text:style-name="Intense_20_Emphasis"><text:span text:style-name="T83">2.3 </text:span></text:span><text:span text:style-name="Intense_20_Emphasis"><text:span text:style-name="T80">Usuarios</text:span></text:span></text:p>
      <text:p text:style-name="P2"><text:tab/><text:span text:style-name="T57">Alumnos, Egresados y Docentes de clínica.</text:span></text:p>
      <text:h text:style-name="P6" text:outline-level="1"><text:span text:style-name="Intense_20_Emphasis"><text:span text:style-name="T1"/></text:span></text:h>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text:span text:style-name="Intense_20_Emphasis"><text:span text:style-name="T1"/></text:span></text:p>
      <text:p text:style-name="P2"/>
      <text:p text:style-name="P2"/>
      <text:p text:style-name="P2"/>
      <text:p text:style-name="P2"/>
      <text:p text:style-name="P2"/>
      <text:p text:style-name="P2"/>
      <text:p text:style-name="P2"/>
      <text:p text:style-name="P2"/>
      <text:p text:style-name="P2"/>
      <text:p text:style-name="P2"/>
      <text:p text:style-name="P2"/>
      <text:h text:style-name="P6" text:outline-level="1"><text:span text:style-name="Intense_20_Emphasis"><text:span text:style-name="T1"/></text:span></text:h>
      <text:p text:style-name="P2"><text:span text:style-name="Intense_20_Emphasis"><text:span text:style-name="T3"/></text:span></text:p>
      <text:p text:style-name="P59"><text:span text:style-name="Intense_20_Emphasis"><text:span text:style-name="T55">3. Requerimientos Específicos</text:span></text:span></text:p>
      <text:h text:style-name="P6" text:outline-level="1"><text:span text:style-name="Intense_20_Emphasis"><text:span text:style-name="T3">3.1 </text:span></text:span><text:span text:style-name="Intense_20_Emphasis"><text:span text:style-name="T1">Requ</text:span></text:span><text:span text:style-name="Intense_20_Emphasis"><text:span text:style-name="T3">erimientos</text:span></text:span><text:span text:style-name="Intense_20_Emphasis"><text:span text:style-name="T1"> Funcionales</text:span></text:span></text:h>
      <text:p text:style-name="P1"/>
      <text:p text:style-name="P52"><text:span text:style-name="Intense_20_Emphasis"><text:span text:style-name="T86">3.1.1 </text:span></text:span><text:span text:style-name="Intense_20_Emphasis"><text:span text:style-name="T87">Creación</text:span></text:span><text:span text:style-name="Intense_20_Emphasis"><text:span text:style-name="T86"> de un usuario.</text:span></text:span></text:p>
      <table:table table:name="Tabla2" table:style-name="Tabla2">
        <table:table-column table:style-name="Tabla2.A" table:number-columns-repeated="2"/>
        <table:table-row>
          <table:table-cell table:style-name="Tabla2.A1" office:value-type="string">
            <text:p text:style-name="P14">ID</text:p>
          </table:table-cell>
          <table:table-cell table:style-name="Tabla2.B1" office:value-type="string">
            <text:p text:style-name="P10">RequisitoFuncion1</text:p>
          </table:table-cell>
        </table:table-row>
        <table:table-row>
          <table:table-cell table:style-name="Tabla2.A2" office:value-type="string">
            <text:p text:style-name="P14">Descripción</text:p>
          </table:table-cell>
          <table:table-cell table:style-name="Tabla2.B2" office:value-type="string">
            <text:p text:style-name="P10">El sistema debe permitir que una persona se registra dentro del sistema.</text:p>
          </table:table-cell>
        </table:table-row>
      </table:table>
      <text:p text:style-name="P52"><text:span text:style-name="Intense_20_Emphasis"><text:span text:style-name="T86"/></text:span></text:p>
      <text:p text:style-name="P52"><text:span text:style-name="Intense_20_Emphasis"><text:span text:style-name="T76">3.1.2 </text:span></text:span><text:span text:style-name="Intense_20_Emphasis"><text:span text:style-name="T75">Carga de preguntas</text:span></text:span></text:p>
      <table:table table:name="Tabla3" table:style-name="Tabla3">
        <table:table-column table:style-name="Tabla3.A" table:number-columns-repeated="2"/>
        <table:table-row>
          <table:table-cell table:style-name="Tabla3.A1" office:value-type="string">
            <text:p text:style-name="P15">ID</text:p>
          </table:table-cell>
          <table:table-cell table:style-name="Tabla3.B1" office:value-type="string">
            <text:p text:style-name="P11">RequisitoFuncion2</text:p>
          </table:table-cell>
        </table:table-row>
        <table:table-row>
          <table:table-cell table:style-name="Tabla3.A2" office:value-type="string">
            <text:p text:style-name="P15">Descripción</text:p>
          </table:table-cell>
          <table:table-cell table:style-name="Tabla3.B2" office:value-type="string">
            <text:p text:style-name="P11">El sistema debe permitirle al administrador que cargue preguntas en la base de datos.</text:p>
          </table:table-cell>
        </table:table-row>
      </table:table>
      <text:p text:style-name="P52"><text:span text:style-name="Intense_20_Emphasis"><text:span text:style-name="T4"/></text:span></text:p>
      <text:p text:style-name="P53"><text:span text:style-name="Intense_20_Emphasis"><text:span text:style-name="T75">3.1.3 </text:span></text:span><text:span text:style-name="Intense_20_Emphasis"><text:span text:style-name="T77">Modificación</text:span></text:span><text:span text:style-name="Intense_20_Emphasis"><text:span text:style-name="T75"> de preguntas</text:span></text:span></text:p>
      <table:table table:name="Tabla4" table:style-name="Tabla4">
        <table:table-column table:style-name="Tabla4.A" table:number-columns-repeated="2"/>
        <table:table-row>
          <table:table-cell table:style-name="Tabla4.A1" office:value-type="string">
            <text:p text:style-name="P15">ID</text:p>
          </table:table-cell>
          <table:table-cell table:style-name="Tabla4.B1" office:value-type="string">
            <text:p text:style-name="P11">RequisitoFuncion3</text:p>
          </table:table-cell>
        </table:table-row>
        <table:table-row>
          <table:table-cell table:style-name="Tabla4.A2" office:value-type="string">
            <text:p text:style-name="P15">Descripción</text:p>
          </table:table-cell>
          <table:table-cell table:style-name="Tabla4.B2" office:value-type="string">
            <text:p text:style-name="P11">El sistema <text:span text:style-name="T88">deberá</text:span> permitir que el administrador busque una pregunta para ver si se encuentra cargada o no. Y en caso de estar modificar la misma, si <text:span text:style-name="T88">así</text:span> lo desea.</text:p>
          </table:table-cell>
        </table:table-row>
      </table:table>
      <text:p text:style-name="P53"><text:span text:style-name="Intense_20_Emphasis"><text:span text:style-name="T4"/></text:span></text:p>
      <text:p text:style-name="P54"><text:span text:style-name="Intense_20_Emphasis"><text:span text:style-name="T5">3.1.4 </text:span></text:span><text:span text:style-name="Intense_20_Emphasis"><text:span text:style-name="T6">Eliminación</text:span></text:span><text:span text:style-name="Intense_20_Emphasis"><text:span text:style-name="T5"> de preguntas</text:span></text:span></text:p>
      <table:table table:name="Tabla5" table:style-name="Tabla5">
        <table:table-column table:style-name="Tabla5.A" table:number-columns-repeated="2"/>
        <table:table-row>
          <table:table-cell table:style-name="Tabla5.A1" office:value-type="string">
            <text:p text:style-name="P16">ID</text:p>
          </table:table-cell>
          <table:table-cell table:style-name="Tabla5.B1" office:value-type="string">
            <text:p text:style-name="P12">RequisitoFuncion4</text:p>
          </table:table-cell>
        </table:table-row>
        <table:table-row>
          <table:table-cell table:style-name="Tabla5.A2" office:value-type="string">
            <text:p text:style-name="P16">Descripción</text:p>
          </table:table-cell>
          <table:table-cell table:style-name="Tabla5.B2" office:value-type="string">
            <text:p text:style-name="P12">El sistema debe permitirle al administrador eliminar una pregunta, solo en caso de que la misma se encuentre cargada.</text:p>
          </table:table-cell>
        </table:table-row>
      </table:table>
      <text:p text:style-name="P54"><text:span text:style-name="Intense_20_Emphasis"><text:span text:style-name="T5"/></text:span></text:p>
      <text:p text:style-name="P55"><text:span text:style-name="Intense_20_Emphasis"><text:span text:style-name="T6">3.1.5 Carga de respuestas</text:span></text:span></text:p>
      <table:table table:name="Tabla6" table:style-name="Tabla6">
        <table:table-column table:style-name="Tabla6.A" table:number-columns-repeated="2"/>
        <table:table-row>
          <table:table-cell table:style-name="Tabla6.A1" office:value-type="string">
            <text:p text:style-name="P17">ID</text:p>
          </table:table-cell>
          <table:table-cell table:style-name="Tabla6.B1" office:value-type="string">
            <text:p text:style-name="P13">RequisitoFuncion5</text:p>
          </table:table-cell>
        </table:table-row>
        <table:table-row>
          <table:table-cell table:style-name="Tabla6.A2" office:value-type="string">
            <text:p text:style-name="P17">Descripción</text:p>
          </table:table-cell>
          <table:table-cell table:style-name="Tabla6.B2" office:value-type="string">
            <text:p text:style-name="P13">El sistema debe lograr que el administrador cargue respuestas asociada a una pregunta, solo si la pregunta se encuentra cargada.</text:p>
          </table:table-cell>
        </table:table-row>
      </table:table>
      <text:p text:style-name="P55"><text:span text:style-name="Intense_20_Emphasis"><text:span text:style-name="T6"/></text:span></text:p>
      <text:p text:style-name="P55"><text:span text:style-name="Intense_20_Emphasis"><text:span text:style-name="T6">3.1.6 Modificación de respuestas</text:span></text:span></text:p>
      <table:table table:name="Tabla7" table:style-name="Tabla7">
        <table:table-column table:style-name="Tabla7.A" table:number-columns-repeated="2"/>
        <table:table-row>
          <table:table-cell table:style-name="Tabla7.A1" office:value-type="string">
            <text:p text:style-name="P17">ID</text:p>
          </table:table-cell>
          <table:table-cell table:style-name="Tabla7.B1" office:value-type="string">
            <text:p text:style-name="P13">RequisitoFuncion6</text:p>
          </table:table-cell>
        </table:table-row>
        <table:table-row>
          <table:table-cell table:style-name="Tabla7.A2" office:value-type="string">
            <text:p text:style-name="P17">Descripción</text:p>
          </table:table-cell>
          <table:table-cell table:style-name="Tabla7.B2" office:value-type="string">
            <text:p text:style-name="P13">El sistema debe lograr que el administrador modifique el contenido de una respuesta.</text:p>
          </table:table-cell>
        </table:table-row>
      </table:table>
      <text:p text:style-name="P55"><text:span text:style-name="Intense_20_Emphasis"><text:span text:style-name="T6"/></text:span></text:p>
      <text:p text:style-name="P55"><text:span text:style-name="Intense_20_Emphasis"><text:span text:style-name="T6"/></text:span></text:p>
      <text:h text:style-name="P6" text:outline-level="1"><text:span text:style-name="Intense_20_Emphasis"><text:span text:style-name="T1"/></text:span></text:h>
      <text:p text:style-name="P5"><text:span text:style-name="Intense_20_Emphasis"><text:span text:style-name="T1"/></text:span></text:p>
      <text:p text:style-name="P5"><text:span text:style-name="Intense_20_Emphasis"><text:span text:style-name="T1"/></text:span></text:p>
      <text:p text:style-name="P5"><text:span text:style-name="Intense_20_Emphasis"><text:span text:style-name="T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OpenS" svg:font-family="OpenS"/>
    <style:font-face style:name="Arial2" svg:font-family="Arial" style:font-family-generic="swiss"/>
    <style:font-face style:name="OpenSans1" svg:font-family="OpenSans" style:font-family-generic="swiss"/>
    <style:font-face style:name="Abyssinica SIL" svg:font-family="'Abyssinica SIL'" style:font-pitch="variable"/>
    <style:font-face style:name="Linux Biolinum G" svg:font-family="'Linux Biolinum G'" style:font-adornments="Bold" style:font-pitch="variable"/>
    <style:font-face style:name="Linux Libertine G" svg:font-family="'Linux Libertine G'" style:font-adornments="Bold" style:font-pitch="variable"/>
    <style:font-face style:name="Oswald" svg:font-family="Oswald" style:font-pitch="variable"/>
    <style:font-face style:name="Oswald Regular" svg:font-family="'Oswald Regular'" style:font-pitch="variable"/>
    <style:font-face style:name="Roboto" svg:font-family="Roboto" style:font-adornments="Bold" style:font-pitch="variable"/>
    <style:font-face style:name="Gotham Thin" svg:font-family="'Gotham Thin'" style:font-family-generic="modern" style:font-pitch="variable"/>
    <style:font-face style:name="Agency FB" svg:font-family="'Agency FB'" style:font-family-generic="roman" style:font-pitch="variable"/>
    <style:font-face style:name="AgencyFB-Bold" svg:font-family="AgencyFB-Bold" style:font-family-generic="roman" style:font-pitch="variable"/>
    <style:font-face style:name="AgencyFB-Reg" svg:font-family="AgencyFB-Reg" style:font-family-generic="roman" style:font-pitch="variable"/>
    <style:font-face style:name="ArialRoundedMTBold" svg:font-family="ArialRoundedMTBold"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alibri-Light" svg:font-family="Calibri-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OpenSans" svg:font-family="OpenSans"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Verdana" svg:font-family="Verdana" style:font-family-generic="roman" style:font-pitch="variable"/>
    <style:font-face style:name="DIN Pro Cond Light" svg:font-family="'DIN Pro Cond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iv" style:family="paragraph" style:parent-style-name="Standard" style:default-outline-level="">
      <loext:graphic-properties draw:fill="solid" draw:fill-color="#ffffff"/>
      <style:paragraph-properties fo:margin-top="0cm" fo:margin-bottom="0cm" loext:contextual-spacing="false" fo:line-height="100%" fo:background-color="#ffffff"/>
      <style:text-properties fo:color="#000000" style:font-name="Verdana" fo:font-family="Verdana" style:font-family-generic="roman" style:font-pitch="variable" fo:font-size="10pt" fo:language="ru" fo:country="RU" fo:background-color="#ffffff" style:font-name-asian="Verdana1" style:font-family-asian="Verdana" style:font-family-generic-asian="system" style:font-pitch-asian="variable" style:font-size-asian="10pt" style:language-asian="ru" style:country-asian="RU" style:font-name-complex="Verdana1" style:font-family-complex="Verdana" style:font-family-generic-complex="system" style:font-pitch-complex="variable" style:font-size-complex="12pt"/>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SimSun" style:font-family-asian="SimSun" style:font-family-generic-asian="system" style:font-pitch-asian="variable" style:font-weight-asian="bold" style:font-name-complex="Arial1" style:font-family-complex="Arial" style:font-family-generic-complex="system" style:font-pitch-complex="variable" style:font-weight-complex="bold"/>
    </style:style>
    <style:style style:name="Ul" style:family="paragraph" style:parent-style-name="Standard" style:default-outline-level="">
      <loext:graphic-properties draw:fill="solid" draw:fill-color="#ffffff"/>
      <style:paragraph-properties fo:margin-top="0cm" fo:margin-bottom="0cm" loext:contextual-spacing="false" fo:line-height="100%" fo:background-color="#ffffff"/>
      <style:text-properties fo:color="#000000" style:font-name="Verdana" fo:font-family="Verdana" style:font-family-generic="roman" style:font-pitch="variable" fo:font-size="10pt" fo:language="ru" fo:country="RU" fo:background-color="#ffffff" style:font-name-asian="Verdana1" style:font-family-asian="Verdana" style:font-family-generic-asian="system" style:font-pitch-asian="variable" style:font-size-asian="10pt" style:language-asian="ru" style:country-asian="RU" style:font-name-complex="Verdana1" style:font-family-complex="Verdana" style:font-family-generic-complex="system" style:font-pitch-complex="variable" style:font-size-complex="12pt"/>
    </style:style>
    <style:style style:name="Li" style:family="paragraph" style:parent-style-name="Standard" style:default-outline-level="">
      <loext:graphic-properties draw:fill="solid" draw:fill-color="#ffffff"/>
      <style:paragraph-properties fo:margin-top="0cm" fo:margin-bottom="0cm" loext:contextual-spacing="false" fo:line-height="100%" fo:background-color="#ffffff"/>
      <style:text-properties fo:color="#000000" style:font-name="Verdana" fo:font-family="Verdana" style:font-family-generic="roman" style:font-pitch="variable" fo:font-size="10pt" fo:language="ru" fo:country="RU" fo:background-color="#ffffff" style:font-name-asian="Verdana1" style:font-family-asian="Verdana" style:font-family-generic-asian="system" style:font-pitch-asian="variable" style:font-size-asian="10pt" style:language-asian="ru" style:country-asian="RU" style:font-name-complex="Verdana1" style:font-family-complex="Verdan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6:14:12.938000000</meta:creation-date>
    <dc:date>2019-04-25T23:50:20.370754326</dc:date>
    <meta:editing-duration>PT1H33M9S</meta:editing-duration>
    <meta:editing-cycles>22</meta:editing-cycles>
    <meta:generator>LibreOffice/5.4.6.2$Linux_X86_64 LibreOffice_project/40m0$Build-2</meta:generator>
    <meta:document-statistic meta:table-count="7" meta:image-count="0" meta:object-count="0" meta:page-count="6" meta:paragraph-count="94" meta:word-count="771" meta:character-count="5350" meta:non-whitespace-character-count="4568"/>
  </office:meta>
</office:document-meta>
</file>